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3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ort type</text:p>
          </table:table-cell>
          <table:table-cell table:style-name="ce1" office:value-type="string" calcext:value-type="string">
            <text:p>Long type</text:p>
          </table:table-cell>
          <table:table-cell table:style-name="ce1" office:value-type="string" calcext:value-type="string">
            <text:p>Op. code 0</text:p>
          </table:table-cell>
          <table:table-cell table:style-name="ce6" office:value-type="string" calcext:value-type="string">
            <text:p>Op. code 1</text:p>
          </table:table-cell>
          <table:table-cell table:style-name="ce6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j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jal 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bnf 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bf 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office:annotation draw:style-name="gr1" draw:text-style-name="P2" svg:width="28.99mm" svg:height="6.12mm" svg:x="52.35mm" svg:y="7.57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office:annotation draw:style-name="gr2" draw:text-style-name="P2" svg:width="28.99mm" svg:height="6.12mm" svg:x="138.22mm" svg:y="7.57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movhi rD,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.macrc r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4" office:value-type="string" calcext:value-type="string">
            <text:p>l.sys K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l.trap K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1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msync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psync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8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sync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3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rf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l.jr rB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1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l.jalr rB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2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l.maci rA,I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3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ld rD,I(rA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0x2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lwz rD,I(r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ws rD,I(r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bz rD,I(r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bs rD,I(rA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hz rD,I(r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hs rD,I(r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ddi rD,rA,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ddic rD,rA,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ndi rD,rA,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ori rD,rA,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xori rD,rA,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muli rD,rA,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mfspr rD,rA,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lli rD,rA,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rli rD,rA,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rai rD,rA,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rori rD,rA,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feqi rA,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nei rA,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ui rA,I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ui rA,I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ui rA,I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ui rA,I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si rA,I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si rA,I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si rA,I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si rA,I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l.mtspr rA,rB,K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3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l.mac rA,rB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string" calcext:value-type="string">
            <text:p>l.macu rA,rB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5" office:value-type="string" calcext:value-type="string">
            <text:p>l.msb rA,rB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string" calcext:value-type="string">
            <text:p>l.msbu rA,rB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4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8" office:value-type="string" calcext:value-type="string">
            <text:p>l.swa I(rA),rB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sd I(rA),rB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4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l.sw I(rA),rB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l.sb I(rA),rB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l.sh I(rA),rB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7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exths rD,r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ws rD,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bs rD,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wz rD,r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hz rD,r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bz rD,r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dd rD,rA,rB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ddc rD,rA,rB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ub rD,rA,rB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nd rD,rA,rB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or rD,rA,rB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xor rD,rA,rB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l.cmov rD,rA,rB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ff1 rD,rA,rB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ll rD,rA,r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rl rD,rA,rB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ra rD,rA,r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ror rD,rA,r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fl1 rD,rA,rB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mul rD,rA,rB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l.muld rA,rB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div rD,rA,rB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divu rD,rA,rB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mulu rD,rA,rB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l.muldu rA,rB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feq rA,rB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ne rA,rB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u rA,rB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u rA,rB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u rA,rB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u rA,rB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s rA,rB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s rA,rB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s rA,rB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s rA,rB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l.cust5 rD,rA,rB,L,K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6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7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l.cust8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f</text:p>
          </table:table-cell>
          <table:table-cell table:style-name="ce8" table:number-columns-repeated="2"/>
          <table:table-cell table:number-columns-repeated="9"/>
        </table:table-row>
        <table:table-row table:style-name="ro1" table:number-rows-repeated="11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7">00/00/0000</text:date>, <text:time style:data-style-name="N2" text:time-value="12:40:01.856107443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8-27T12:41:55.501308968</dc:date>
    <meta:editing-duration>PT3H32M41S</meta:editing-duration>
    <meta:editing-cycles>15</meta:editing-cycles>
    <meta:generator>LibreOffice/5.4.0.3$Linux_X86_64 LibreOffice_project/40m0$Build-3</meta:generator>
    <meta:document-statistic meta:table-count="1" meta:cell-count="553" meta:object-count="0"/>
  </office:meta>
</office:document-meta>
</file>